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ell9" style:family="table-cell">
      <style:table-cell-properties fo:border="0.0138in solid #000000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color="#80808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8541in" style:use-optimal-column-width="false"/>
    </style:style>
    <style:style style:name="TableColumn31" style:family="table-column">
      <style:table-column-properties style:column-width="3.7493in" style:use-optimal-column-width="false"/>
    </style:style>
    <style:style style:name="Table29" style:family="table">
      <style:table-properties style:width="6.603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Standard" style:family="paragraph">
      <style:paragraph-properties fo:line-height="115%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138in solid #000000" style:writing-mode="lr-tb" fo:padding-top="0in" fo:padding-left="0.075in" fo:padding-bottom="0in" fo:padding-right="0.075in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ableCell39" style:family="table-cell">
      <style:table-cell-properties fo:border="0.0138in solid #000000" style:writing-mode="lr-tb" fo:padding-top="0in" fo:padding-left="0.075in" fo:padding-bottom="0in" fo:padding-right="0.075in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38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justify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2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38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6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0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38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4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2" style:family="table-cell">
      <style:table-cell-properties fo:border="0.0138in solid #000000" style:writing-mode="lr-tb" fo:padding-top="0in" fo:padding-left="0.075in" fo:padding-bottom="0in" fo:padding-right="0.075in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TableColumn77" style:family="table-column">
      <style:table-column-properties style:column-width="6.593in" style:use-optimal-column-width="false"/>
    </style:style>
    <style:style style:name="Table76" style:family="table">
      <style:table-properties style:width="6.59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fo:padding-top="0in" fo:padding-left="0.075in" fo:padding-bottom="0in" fo:padding-right="0.075in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38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>
        <style:tab-stops>
          <style:tab-stop style:type="left" style:position="-1.625in"/>
        </style:tab-stops>
      </style:paragraph-properties>
    </style:style>
    <style:style style:name="T84" style:parent-style-name="Fuentedepárrafopredeter." style:family="text">
      <style:text-properties fo:font-weight="bold" style:font-weight-asian="bold" style:font-weight-complex="bold" fo:color="#0000FF"/>
    </style:style>
    <style:style style:name="P85" style:parent-style-name="Standard" style:family="paragraph">
      <style:paragraph-properties fo:margin-left="0.375in">
        <style:tab-stops/>
      </style:paragraph-properties>
    </style:style>
    <style:style style:name="T86" style:parent-style-name="Fuentedepárrafopredeter." style:family="text">
      <style:text-properties fo:color="#0000FF"/>
    </style:style>
    <style:style style:name="P87" style:parent-style-name="Standard" style:family="paragraph">
      <style:paragraph-properties fo:margin-left="0.25in">
        <style:tab-stops>
          <style:tab-stop style:type="left" style:position="0.6548in"/>
        </style:tab-stops>
      </style:paragraph-properties>
      <style:text-properties fo:color="#0000FF"/>
    </style:style>
    <style:style style:name="P88" style:parent-style-name="Standard" style:family="paragraph">
      <style:paragraph-properties>
        <style:tab-stops>
          <style:tab-stop style:type="left" style:position="-1.625in"/>
        </style:tab-stops>
      </style:paragraph-properties>
    </style:style>
    <style:style style:name="T89" style:parent-style-name="Fuentedepárrafopredeter." style:family="text">
      <style:text-properties fo:font-weight="bold" style:font-weight-asian="bold" style:font-weight-complex="bold" fo:color="#0000FF"/>
    </style:style>
    <style:style style:name="P90" style:parent-style-name="Standard" style:family="paragraph">
      <style:paragraph-properties fo:margin-left="0.375in">
        <style:tab-stops/>
      </style:paragraph-properties>
    </style:style>
    <style:style style:name="T91" style:parent-style-name="Fuentedepárrafopredeter." style:family="text">
      <style:text-properties fo:color="#0000FF"/>
    </style:style>
    <style:style style:name="T92" style:parent-style-name="Fuentedepárrafopredeter." style:family="text">
      <style:text-properties fo:color="#0000FF"/>
    </style:style>
    <style:style style:name="P93" style:parent-style-name="Standard" style:family="paragraph">
      <style:paragraph-properties>
        <style:tab-stops>
          <style:tab-stop style:type="left" style:position="-5.625in"/>
          <style:tab-stop style:type="left" style:position="-5.125in"/>
        </style:tab-stops>
      </style:paragraph-properties>
    </style:style>
    <style:style style:name="T94" style:parent-style-name="Fuentedepárrafopredeter." style:family="text">
      <style:text-properties fo:font-weight="bold" style:font-weight-asian="bold" style:font-weight-complex="bold" fo:color="#0000FF"/>
    </style:style>
    <style:style style:name="P95" style:parent-style-name="Standard" style:family="paragraph">
      <style:paragraph-properties fo:margin-left="0.375in">
        <style:tab-stops>
          <style:tab-stop style:type="left" style:position="0.875in"/>
        </style:tab-stops>
      </style:paragraph-properties>
    </style:style>
    <style:style style:name="T96" style:parent-style-name="Fuentedepárrafopredeter." style:family="text">
      <style:text-properties fo:color="#0000FF"/>
    </style:style>
    <style:style style:name="T97" style:parent-style-name="Fuentedepárrafopredeter." style:family="text">
      <style:text-properties fo:font-weight="bold" style:font-weight-asian="bold" style:font-weight-complex="bold" fo:color="#0000FF"/>
    </style:style>
    <style:style style:name="T98" style:parent-style-name="Fuentedepárrafopredeter." style:family="text">
      <style:text-properties fo:color="#0000FF"/>
    </style:style>
    <style:style style:name="P99" style:parent-style-name="Standard" style:family="paragraph">
      <style:paragraph-properties>
        <style:tab-stops>
          <style:tab-stop style:type="left" style:position="-5.625in"/>
          <style:tab-stop style:type="left" style:position="-5.125in"/>
        </style:tab-stops>
      </style:paragraph-properties>
    </style:style>
    <style:style style:name="T100" style:parent-style-name="Fuentedepárrafopredeter." style:family="text">
      <style:text-properties fo:font-weight="bold" style:font-weight-asian="bold" style:font-weight-complex="bold" fo:color="#0000FF"/>
    </style:style>
    <style:style style:name="P101" style:parent-style-name="Standard" style:family="paragraph">
      <style:paragraph-properties fo:margin-left="0.918in">
        <style:tab-stops>
          <style:tab-stop style:type="left" style:position="0.3319in"/>
        </style:tab-stops>
      </style:paragraph-properties>
    </style:style>
    <style:style style:name="T102" style:parent-style-name="Fuentedepárrafopredeter." style:family="text">
      <style:text-properties fo:color="#0000FF"/>
    </style:style>
    <style:style style:name="TableColumn104" style:family="table-column">
      <style:table-column-properties style:column-width="6.6034in" style:use-optimal-column-width="false"/>
    </style:style>
    <style:style style:name="Table103" style:family="table">
      <style:table-properties style:width="6.6034in" fo:margin-left="0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138in solid #000000" style:writing-mode="lr-tb" fo:padding-top="0in" fo:padding-left="0.075in" fo:padding-bottom="0in" fo:padding-right="0.075in"/>
    </style:style>
    <style:style style:name="T107" style:parent-style-name="Fuentedepárrafopredeter." style:family="text">
      <style:text-properties fo:font-weight="bold" style:font-weight-asian="bold" style:font-weight-complex="bold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138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>
        <style:tab-stops>
          <style:tab-stop style:type="left" style:position="-1.625in"/>
        </style:tab-stops>
      </style:paragraph-properties>
    </style:style>
    <style:style style:name="T111" style:parent-style-name="Fuentedepárrafopredeter." style:family="text">
      <style:text-properties fo:font-weight="bold" style:font-weight-asian="bold" style:font-weight-complex="bold" fo:color="#0000FF"/>
    </style:style>
    <style:style style:name="P112" style:parent-style-name="Standard" style:family="paragraph">
      <style:paragraph-properties fo:margin-left="0.375in">
        <style:tab-stops/>
      </style:paragraph-properties>
    </style:style>
    <style:style style:name="T113" style:parent-style-name="Fuentedepárrafopredeter." style:family="text">
      <style:text-properties fo:color="#0000FF"/>
    </style:style>
    <style:style style:name="P114" style:parent-style-name="Standard" style:family="paragraph">
      <style:paragraph-properties>
        <style:tab-stops>
          <style:tab-stop style:type="left" style:position="-1.625in"/>
        </style:tab-stops>
      </style:paragraph-properties>
    </style:style>
    <style:style style:name="T115" style:parent-style-name="Fuentedepárrafopredeter." style:family="text">
      <style:text-properties fo:font-weight="bold" style:font-weight-asian="bold" style:font-weight-complex="bold" fo:color="#0000FF"/>
    </style:style>
    <style:style style:name="P116" style:parent-style-name="Standard" style:family="paragraph">
      <style:paragraph-properties fo:margin-left="0.375in">
        <style:tab-stops/>
      </style:paragraph-properties>
    </style:style>
    <style:style style:name="T117" style:parent-style-name="Fuentedepárrafopredeter." style:family="text">
      <style:text-properties fo:color="#0000FF"/>
    </style:style>
    <style:style style:name="T118" style:parent-style-name="Fuentedepárrafopredeter." style:family="text">
      <style:text-properties fo:color="#0000FF"/>
    </style:style>
    <style:style style:name="P119" style:parent-style-name="Standard" style:family="paragraph">
      <style:text-properties fo:color="#0000FF"/>
    </style:style>
    <style:style style:name="TableColumn121" style:family="table-column">
      <style:table-column-properties style:column-width="6.593in" style:use-optimal-column-width="false"/>
    </style:style>
    <style:style style:name="Table120" style:family="table">
      <style:table-properties style:width="6.593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in" fo:padding-left="0.075in" fo:padding-bottom="0in" fo:padding-right="0.075in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138in solid #000000" style:writing-mode="lr-tb" fo:padding-top="0in" fo:padding-left="0.075in" fo:padding-bottom="0in" fo:padding-right="0.075in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/text:span><text:s/>CrearItem</text:p>
          </table:table-cell>
          <table:table-cell table:style-name="TableCell9">
            <text:p text:style-name="Standard"><text:span text:style-name="T10">Nro. de Caso de Uso:</text:span><text:s/>MD_I_03</text:p>
          </table:table-cell>
        </table:table-row>
        <table:table-row table:style-name="TableRow11">
          <table:table-cell table:style-name="TableCell12" table:number-columns-spanned="2">
            <text:p text:style-name="P13"><text:span text:style-name="T14">Actor Principal:</text:span><text:span text:style-name="T15"><text:s/></text:span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Objetivo:</text:span><text:s/>Crear ítem para una fase específica.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Pre-condiciones:</text:span><text:s/>El<text:s/>usuario debe tener un rol con permisos para efectuar la operación.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ost- Condiciones:</text:span></text:p>
          </table:table-cell>
          <table:covered-table-cell/>
        </table:table-row>
      </table:table>
      <text:p text:style-name="Standard"/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Standard"><text:span text:style-name="T34">CURSO NORMAL (Camino Exitoso)</text:span></text:p>
            <text:p text:style-name="P35"/>
          </table:table-cell>
          <table:covered-table-cell/>
        </table:table-row>
        <table:table-row table:style-name="TableRow36">
          <table:table-cell table:style-name="TableCell37">
            <text:p text:style-name="Standard"><text:span text:style-name="T38">Usuario</text:span></text:p>
          </table:table-cell>
          <table:table-cell table:style-name="TableCell39">
            <text:p text:style-name="Standard"><text:span text:style-name="T40">Sistema</text:span>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Standard">1. El sistema presenta al usuario un formulario con los campos nombre,<text:s/>complejidad, costo, descripción, observaciones; además de una lista con los tipos de ítem miembros de la fase dada y sus respectivos atributos.</text:p>
          </table:table-cell>
        </table:table-row>
        <table:table-row table:style-name="TableRow45">
          <table:table-cell table:style-name="TableCell46">
            <text:p text:style-name="P47">2. El usuario ingresa un nombre, complejidad, costo, descripción, y opcionalmente una observación del ítem.</text:p>
          </table:table-cell>
          <table:table-cell table:style-name="TableCell48">
            <text:p text:style-name="Standard"/>
          </table:table-cell>
        </table:table-row>
        <table:table-row table:style-name="TableRow49">
          <table:table-cell table:style-name="TableCell50">
            <text:p text:style-name="P51">3. El usuario selecciona un tipo de ítem de la lista.</text:p>
          </table:table-cell>
          <table:table-cell table:style-name="TableCell52">
            <text:p text:style-name="Standard"/>
          </table:table-cell>
        </table:table-row>
        <table:table-row table:style-name="TableRow53">
          <table:table-cell table:style-name="TableCell54">
            <text:p text:style-name="P55">4. El usuario selecciona la opción “Guardar”.</text:p>
          </table:table-cell>
          <table:table-cell table:style-name="TableCell56">
            <text:p text:style-name="Standard">5. El sistema verifica que los datos requeridos fueron ingresados.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Standard">6. El sistema verifica que el nombre ingresado para el ítem sea único en esa fase.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Standard">7. El sistema registra el usuario, la fecha, y hora de creación. Establece el estado del ítem en “Activo”, y su versión en 1.</text:p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Standard">8. Los datos son almacenados, el sistema despliega el mensaje “La operación se realizó con éxito”. Se limpian los campos.</text:p>
          </table:table-cell>
        </table:table-row>
        <table:table-row table:style-name="TableRow69">
          <table:table-cell table:style-name="TableCell70">
            <text:p text:style-name="P71">9. El<text:s/>usuario selecciona la opción “Salir”.</text:p>
          </table:table-cell>
          <table:table-cell table:style-name="TableCell72">
            <text:p text:style-name="Standard">10. <text:s/>El sistema invoca al CU<text:span text:style-name="T73"><text:s/>AdministrarItem</text:span>.</text:p>
          </table:table-cell>
        </table:table-row>
      </table:table>
      <text:p text:style-name="P74"/>
      <text:p text:style-name="P75"/>
      <table:table table:style-name="Table76">
        <table:table-columns>
          <table:table-column table:style-name="TableColumn77"/>
        </table:table-columns>
        <table:table-row table:style-name="TableRow78">
          <table:table-cell table:style-name="TableCell79">
            <text:p text:style-name="Standard"><text:span text:style-name="T80">ALTERNATIVAS (Camino exitoso)</text:span></text:p>
          </table:table-cell>
        </table:table-row>
        <table:table-row table:style-name="TableRow81">
          <table:table-cell table:style-name="TableCell82">
            <text:list text:style-name="LS1" text:continue-numbering="true">
              <text:list-item>
                <text:p text:style-name="P83"><text:span text:style-name="T84">&lt;Crear ítem&gt;</text:span></text:p>
              </text:list-item>
            </text:list>
            <text:p text:style-name="P85"><text:span text:style-name="T86">En el paso 9, el usuario ingresa los datos para un nuevo ítem.</text:span></text:p>
            <text:p text:style-name="P87"/>
            <text:list text:style-name="LS1" text:continue-numbering="true">
              <text:list-item>
                <text:p text:style-name="P88"><text:span text:style-name="T89">&lt;Salir&gt;</text:span></text:p>
              </text:list-item>
            </text:list>
            <text:p text:style-name="P90"><text:span text:style-name="T91">En el paso 4, si el usuario presiona el botón<text:s/></text:span><text:span text:style-name="T92">“Salir”, el sistema despliega un mensaje advirtiendo que los datos no serán almacenados.</text:span></text:p>
            <text:list text:style-name="LS1" text:continue-numbering="true">
              <text:list-item>
                <text:list>
                  <text:list-item>
                    <text:p text:style-name="P93"><text:span text:style-name="T94">&lt;Confirmar acción&gt;</text:span></text:p>
                  </text:list-item>
                </text:list>
              </text:list-item>
            </text:list>
            <text:p text:style-name="P95"><text:span text:style-name="T96"><text:s text:c="12"/>No se crea el ítem, y el sistema invoca al CU</text:span><text:span text:style-name="T97"><text:s/>AdministrarItem</text:span><text:span text:style-name="T98">.</text:span></text:p>
            <text:list text:style-name="LS1" text:continue-numbering="true">
              <text:list-item>
                <text:list>
                  <text:list-item>
                    <text:p text:style-name="P99"><text:span text:style-name="T100">&lt;Cancelar acción&gt;</text:span></text:p>
                  </text:list-item>
                </text:list>
              </text:list-item>
            </text:list>
            <text:p text:style-name="P101"><text:span text:style-name="T102">El usuario permanece en el mismo formulario.</text:span></text:p>
          </table:table-cell>
        </table:table-row>
      </table:table>
      <text:p text:style-name="Standard"/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Standard"><text:span text:style-name="T107">EXCEPCIONES</text:span></text:p>
          </table:table-cell>
        </table:table-row>
        <table:table-row table:style-name="TableRow108">
          <table:table-cell table:style-name="TableCell109">
            <text:list text:style-name="LS1" text:continue-numbering="true">
              <text:list-item>
                <text:p text:style-name="P110"><text:span text:style-name="T111">E1.&lt;Datos no ingresados&gt;</text:span></text:p>
              </text:list-item>
            </text:list>
            <text:p text:style-name="P112"><text:span text:style-name="T113">En el paso 5, si los datos requeridos no fueron ingresados, el sistema despliega el mensaje “Datos requeridos no ingresados”.</text:span></text:p>
            <text:list text:style-name="LS1" text:continue-numbering="true">
              <text:list-item>
                <text:p text:style-name="P114"><text:span text:style-name="T115">E2.&lt;Nombre duplicado&gt;</text:span></text:p>
              </text:list-item>
            </text:list>
            <text:p text:style-name="P116"><text:span text:style-name="T117">En el paso 6, si el nombre ingresado no es único, el sistema despliega</text:span><text:span text:style-name="T118"><text:s/>el mensaje “El nombre debe ser único”.</text:span></text:p>
          </table:table-cell>
        </table:table-row>
      </table:table>
      <text:p text:style-name="Standard"/>
      <text:p text:style-name="P119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Standard">Asociaciones de Extensión:</text:p>
          </table:table-cell>
        </table:table-row>
        <table:table-row table:style-name="TableRow124">
          <table:table-cell table:style-name="TableCell125">
            <text:p text:style-name="Standard">Asociaciones de Inclusión:<text:span text:style-name="T126"><text:s/>AdministrarItem</text:span></text:p>
          </table:table-cell>
        </table:table-row>
        <table:table-row table:style-name="TableRow127">
          <table:table-cell table:style-name="TableCell128">
            <text:p text:style-name="Standard">Casos de Uso donde se incluye:</text:p>
          </table:table-cell>
        </table:table-row>
        <table:table-row table:style-name="TableRow129">
          <table:table-cell table:style-name="TableCell130">
            <text:p text:style-name="Standard">Casos de Uso al que extiende:<text:span text:style-name="T131"><text:s/>AdministrarItem</text:span></text:p>
          </table:table-cell>
        </table:table-row>
        <table:table-row table:style-name="TableRow132">
          <table:table-cell table:style-name="TableCell133">
            <text:p text:style-name="Standard">Caso de Uso de Generalización:</text:p>
          </table:table-cell>
        </table:table-row>
        <table:table-row table:style-name="TableRow134">
          <table:table-cell table:style-name="TableCell135">
            <text:p text:style-name="Standard">Requerimientos Funcionales<text:s/>Asociados: RF 179 al RF 18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21:00Z</meta:creation-date>
    <dc:date>2014-03-16T20:52:00Z</dc:date>
    <meta:template xlink:href="Normal" xlink:type="simple"/>
    <meta:editing-cycles>15</meta:editing-cycles>
    <meta:editing-duration>PT360S</meta:editing-duration>
    <meta:document-statistic meta:page-count="1" meta:paragraph-count="4" meta:word-count="338" meta:character-count="2193" meta:row-count="15" meta:non-whitespace-character-count="1859"/>
  </office:meta>
</office:document-meta>
</file>